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ce3"/>
        <table:table-column table:style-name="co11" table:default-cell-style-name="ce2"/>
        <table:table-column table:style-name="co13" table:default-cell-style-name="Default"/>
        <table:table-column table:style-name="co12" table:default-cell-style-name="Default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NA Valeur=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RSS non groupé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2 CP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 CP 44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57 1+4 (10000 par défaut)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67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74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81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88 Compléter par « 0 » dev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/NA</text:p>
          </table:table-cell>
          <table:table-cell office:value-type="string" calcext:value-type="string">
            <text:p>Type 3H 91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933cm" svg:y="9.833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table:style-name="Default" office:value-type="string" calcext:value-type="string">
            <text:p>MONO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explications" table:style-name="ta1">
        <office:forms form:automatic-focus="false" form:apply-design-mode="false"/>
        <table:table-column table:style-name="co12" table:default-cell-style-name="Default"/>
        <table:table-row table:style-name="ro1">
          <table:table-cell office:value-type="string" calcext:value-type="string">
            <text:p>Infos du RSFA, prises sur le manuel PREFACE 2.6.2.0 au paragraphe 6.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Le format est applicable à partir de M03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70%" style:writing-mode="lr-tb" style:print="charts drawings grid header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26:40.4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27:21.131000000</dc:date>
    <meta:editing-duration>PT2H30M39S</meta:editing-duration>
    <meta:editing-cycles>36</meta:editing-cycles>
    <meta:document-statistic meta:table-count="2" meta:cell-count="209" meta:object-count="0"/>
  </office:meta>
</office:document-meta>
</file>